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645a9" fo:background-color="transparent"/>
    </style:style>
    <style:style style:name="P2" style:family="paragraph" style:parent-style-name="Standard">
      <style:text-properties fo:language="fr" fo:country="FR" officeooo:rsid="0013f2dd" officeooo:paragraph-rsid="001c5b11" fo:background-color="transparent"/>
    </style:style>
    <style:style style:name="P3" style:family="paragraph" style:parent-style-name="Standard">
      <style:text-properties fo:language="fr" fo:country="FR" officeooo:rsid="0013f2dd" officeooo:paragraph-rsid="001f28f5" fo:background-color="transparent"/>
    </style:style>
    <style:style style:name="P4" style:family="paragraph" style:parent-style-name="Standard">
      <style:text-properties fo:language="fr" fo:country="FR" officeooo:rsid="0016ceba" officeooo:paragraph-rsid="001645a9" fo:background-color="transparent"/>
    </style:style>
    <style:style style:name="P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c5b11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fb0bd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12pt" fo:letter-spacing="normal" fo:language="en" fo:country="US" fo:font-style="normal" fo:font-weight="normal" officeooo:rsid="0019fea1" officeooo:paragraph-rsid="001fb0bd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/>
    </style:style>
    <style:style style:name="P10" style:family="paragraph" style:parent-style-name="Standard">
      <style:text-properties fo:language="en" fo:country="US" officeooo:rsid="0019fea1" officeooo:paragraph-rsid="001c5b11" fo:background-color="transparent"/>
    </style:style>
    <style:style style:name="P11" style:family="paragraph" style:parent-style-name="Standard">
      <style:text-properties fo:language="en" fo:country="US" officeooo:rsid="0019fea1" officeooo:paragraph-rsid="001f28f5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f28f5" fo:background-color="transparen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" style:family="text">
      <style:text-properties fo:color="#dddddd" fo:background-color="#ffffff" loext:char-shading-value="0"/>
    </style:style>
    <style:style style:name="T2" style:family="text">
      <style:text-properties officeooo:rsid="00147b1f"/>
    </style:style>
    <style:style style:name="T3" style:family="text">
      <style:text-properties officeooo:rsid="0014a44d"/>
    </style:style>
    <style:style style:name="T4" style:family="text">
      <style:text-properties officeooo:rsid="001645a9"/>
    </style:style>
    <style:style style:name="T5" style:family="text">
      <style:text-properties officeooo:rsid="001832b1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32b1" fo:background-color="#ffff00" loext:char-shading-value="0"/>
    </style:style>
    <style:style style:name="T8" style:family="text">
      <style:text-properties officeooo:rsid="001645a9" fo:background-color="#ffff00" loext:char-shading-value="0"/>
    </style:style>
    <style:style style:name="T9" style:family="text">
      <style:text-properties officeooo:rsid="001a2619" fo:background-color="#ffff00" loext:char-shading-value="0"/>
    </style:style>
    <style:style style:name="T10" style:family="text">
      <style:text-properties officeooo:rsid="001832b1" fo:background-color="transparent" loext:char-shading-value="0"/>
    </style:style>
    <style:style style:name="T11" style:family="text">
      <style:text-properties officeooo:rsid="001a2619" fo:background-color="transparent" loext:char-shading-value="0"/>
    </style:style>
    <style:style style:name="T12" style:family="text">
      <style:text-properties officeooo:rsid="001a2619"/>
    </style:style>
    <style:style style:name="T13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4" style:family="text">
      <style:text-properties officeooo:rsid="001c5b11"/>
    </style:style>
    <style:style style:name="T15" style:family="text">
      <style:text-properties officeooo:rsid="001f28f5"/>
    </style:style>
    <style:style style:name="T16" style:family="text">
      <style:text-properties officeooo:rsid="001a582e"/>
    </style:style>
    <style:style style:name="T17" style:family="text">
      <style:text-properties officeooo:rsid="00207b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Q</text:span>uestionnaire <text:span text:style-name="T2">version finale :</text:span></text:p>
      <text:p text:style-name="P4"/>
      <text:p text:style-name="P4">Q<text:span text:style-name="T2">uestions relatives à la compréhension du dialogue.</text:span></text:p>
      <text:p text:style-name="P1"/>
      <text:p text:style-name="P10">[OTHER]</text:p>
      <text:p text:style-name="P10"/>
      <text:p text:style-name="P1">1. <text:span text:style-name="T5">L'interlocuteur</text:span> A <text:span text:style-name="T2">prend en compte les préférences de l'autre dans le choix du restaurant. </text:span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2. <text:span text:style-name="T5">L'interlocuteur</text:span> <text:span text:style-name="T14">A</text:span> <text:span text:style-name="T3"><text:s/>prend ne considère que ses propres préférences dans le choix du restaurant</text:span>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5"/>
      <text:p text:style-name="P2"><text:span text:style-name="T14">3</text:span>. <text:span text:style-name="T5">L'interlocuteur</text:span> <text:span text:style-name="T14">B</text:span> <text:span text:style-name="T2">prend en compte les préférences de l'autre dans le choix du restaurant. </text:span></text:p>
      <text:p text:style-name="P2"/>
      <text:p text:style-name="P6">Pas du tout d'accord <text:tab/> Pas <text:s/>d'accord <text:s text:c="9"/>Ni en désaccord ni d'accord<text:tab/> <text:s/>D'accord<text:tab/>Tout à fait d'accord </text:p>
      <text:p text:style-name="P6"/>
      <text:p text:style-name="P2"><text:span text:style-name="T14">4</text:span>. <text:span text:style-name="T5">L'interlocuteur</text:span> B <text:span text:style-name="T3"><text:s/>prend ne considère que ses propres préférences dans le choix du restaurant</text:span>.</text:p>
      <text:p text:style-name="P2"/>
      <text:p text:style-name="P2"><text:span text:style-name="T13">Pas du tout d'accord <text:tab/> Pas <text:s/>d'accord <text:s text:c="9"/>Ni en désaccord ni d'accord<text:tab/> <text:s/>D'accord<text:tab/>Tout à fait d'accord</text:span><text:line-break/></text:p>
      <text:p text:style-name="P11">[DEMANDING]</text:p>
      <text:p text:style-name="P11"/>
      <text:p text:style-name="P1"><text:span text:style-name="T17">5</text:span>. L'interlocuteur A <text:span text:style-name="T5">a une idée arrêtée sur le choix du restaurant</text:span>.<text:bookmark text:name="__DdeLink__1368_334256028"/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<text:span text:style-name="T17">6</text:span>. L'interlocuteur <text:span text:style-name="T14">A</text:span> <text:span text:style-name="T4">est flexible dans le choix du restaurant</text:span>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2"><text:span text:style-name="T17">7</text:span>. L'interlocuteur <text:span text:style-name="T14">B</text:span> <text:span text:style-name="T5">a une idée arrêtée sur le choix du restaurant</text:span>.<text:bookmark text:name="__DdeLink__1368_3342560281"/></text:p>
      <text:p text:style-name="P2"/>
      <text:p text:style-name="P6">Pas du tout d'accord <text:tab/> Pas <text:s/>d'accord <text:s text:c="9"/>Ni en désaccord ni d'accord<text:tab/> <text:s/>D'accord<text:tab/>Tout à fait d'accord</text:p>
      <text:p text:style-name="P6"/>
      <text:p text:style-name="P2"><text:span text:style-name="T17">8</text:span>. L'interlocuteur <text:s/>B <text:span text:style-name="T4">est flexible dans le choix du restaurant</text:span>.</text:p>
      <text:p text:style-name="P2"/>
      <text:p text:style-name="P6">Pas du tout d'accord <text:tab/> Pas <text:s/>d'accord <text:s text:c="9"/>Ni en désaccord ni d'accord<text:tab/> <text:s/>D'accord<text:tab/>Tout à fait d'accord</text:p>
      <text:p text:style-name="P6"/>
      <text:p text:style-name="P9">[<text:span text:style-name="T16">FLOW</text:span>]</text:p>
      <text:p text:style-name="P8"/>
      <text:p text:style-name="P1"><text:span text:style-name="T17">9</text:span>. L'interlocuteur A <text:span text:style-name="T5">dirige le</text:span> dialogue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<text:span text:style-name="T17">10</text:span>. L'interlocuteur <text:span text:style-name="T15">A</text:span> <text:span text:style-name="T4">est guidé par l'autre interlocuteur durant le dialogue.</text:span></text:p>
      <text:p text:style-name="P12"/>
      <text:p text:style-name="P14">Pas du tout d'accord <text:tab/> Pas <text:s/>d'accord <text:s text:c="9"/>Ni en désaccord ni d'accord<text:tab/> <text:s/>D'accord<text:tab/>Tout à fait d'accord</text:p>
      <text:p text:style-name="P7"/>
      <text:p text:style-name="P3"><text:span text:style-name="T17">11</text:span>. L'interlocuteur <text:span text:style-name="T15">B</text:span> <text:span text:style-name="T5">dirige le</text:span> dialogue.</text:p>
      <text:p text:style-name="P3"/>
      <text:p text:style-name="P7">Pas du tout d'accord <text:tab/> Pas <text:s/>d'accord <text:s text:c="9"/>Ni en désaccord ni d'accord<text:tab/> <text:s/>D'accord<text:tab/>Tout à fait d'accord</text:p>
      <text:p text:style-name="P3"/>
      <text:p text:style-name="P3"><text:span text:style-name="T17">12</text:span>. L'interlocuteur B <text:span text:style-name="T4">est guidé par l'autre interlocuteur durant le dialogue.</text:span></text:p>
      <text:p text:style-name="P13"/>
      <text:p text:style-name="P15">Pas du tout d'accord <text:tab/> Pas <text:s/>d'accord <text:s text:c="9"/>Ni en désaccord ni d'accord<text:tab/> <text:s/>D'accord<text:tab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7-07T09:05:49.656409705</dc:date>
    <meta:editing-duration>PT5M50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44" meta:character-count="2241" meta:non-whitespace-character-count="1751"/>
  </office:meta>
</office:document-meta>
</file>